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52e1e" officeooo:paragraph-rsid="00052e1e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font-weight="normal" officeooo:rsid="00052e1e" officeooo:paragraph-rsid="00052e1e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6e304" officeooo:paragraph-rsid="0006e304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716bd" officeooo:paragraph-rsid="000716bd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bold" officeooo:rsid="000cf83b" officeooo:paragraph-rsid="000cf83b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20pt" fo:font-weight="bold" officeooo:paragraph-rsid="00052e1e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6pt" fo:font-weight="normal" officeooo:paragraph-rsid="00052e1e" style:font-size-asian="5.25pt" style:font-weight-asian="normal" style:font-size-complex="6pt" style:font-weight-complex="normal"/>
    </style:style>
    <style:style style:name="T1" style:family="text">
      <style:text-properties officeooo:rsid="0006e304"/>
    </style:style>
    <style:style style:name="T2" style:family="text">
      <style:text-properties officeooo:rsid="0016a75a"/>
    </style:style>
    <style:style style:name="T3" style:family="text">
      <style:text-properties officeooo:rsid="000716bd"/>
    </style:style>
    <style:style style:name="T4" style:family="text">
      <style:text-properties officeooo:rsid="00098959"/>
    </style:style>
    <style:style style:name="T5" style:family="text">
      <style:text-properties style:text-underline-style="solid" style:text-underline-width="auto" style:text-underline-color="font-color" officeooo:rsid="000716bd"/>
    </style:style>
    <style:style style:name="T6" style:family="text">
      <style:text-properties style:text-underline-style="none" officeooo:rsid="000716bd"/>
    </style:style>
    <style:style style:name="T7" style:family="text">
      <style:text-properties style:text-underline-style="solid" style:text-underline-width="auto" style:text-underline-color="font-color" officeooo:rsid="00098959"/>
    </style:style>
    <style:style style:name="T8" style:family="text">
      <style:text-properties officeooo:rsid="000f77bf"/>
    </style:style>
    <style:style style:name="T9" style:family="text">
      <style:text-properties officeooo:rsid="000b05e4"/>
    </style:style>
    <style:style style:name="T10" style:family="text">
      <style:text-properties officeooo:rsid="001a42f2"/>
    </style:style>
    <style:style style:name="T11" style:family="text">
      <style:text-properties officeooo:rsid="001bd4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nchmarking</text:p>
      <text:p text:style-name="P2"/>
      <text:p text:style-name="P2">Testing:</text:p>
      <text:p text:style-name="P2"/>
      <text:p text:style-name="P2">Seq_len : <text:span text:style-name="T1">(</text:span>1<text:span text:style-name="T1">)=4</text:span> , 16 , 64 ,256 ,1024</text:p>
      <text:p text:style-name="P2"/>
      <text:p text:style-name="P2">Sparity: <text:s/>0.5,<text:span text:style-name="T2">0.75,0.875,0.9375</text:span></text:p>
      <text:p text:style-name="P2"/>
      <text:p text:style-name="P3">X of <text:span text:style-name="T3">shape</text:span>: [Seq_len, <text:span text:style-name="T3">hidden_size</text:span>]</text:p>
      <text:p text:style-name="P3"/>
      <text:p text:style-name="P4">W of shape[hidden_size, <text:span text:style-name="T4">intermediate_size</text:span>]</text:p>
      <text:p text:style-name="P4"/>
      <text:p text:style-name="P4">Y of shape [seq_len, <text:span text:style-name="T4">intermediate_size</text:span>]</text:p>
      <text:p text:style-name="P3"/>
      <text:p text:style-name="P3"><text:tab/> <text:s text:c="7"/><text:span text:style-name="T5">hidden_size</text:span><text:span text:style-name="T6"> <text:s text:c="9"/></text:span><text:span text:style-name="T7">intermediate_size</text:span></text:p>
      <text:p text:style-name="P2">Llama <text:span text:style-name="T8">3.1</text:span> 1B : <text:span text:style-name="T1"><text:s/></text:span><text:span text:style-name="T3">2048 <text:s text:c="13"/>x <text:s text:c="7"/>8192</text:span></text:p>
      <text:p text:style-name="P2"/>
      <text:p text:style-name="P2">Llama <text:span text:style-name="T8">3.2</text:span> <text:span text:style-name="T9">3</text:span>B : <text:span text:style-name="T1"><text:s/></text:span><text:span text:style-name="T3">3072 <text:s text:c="12"/>x <text:s text:c="8"/>8192</text:span></text:p>
      <text:p text:style-name="P2"/>
      <text:p text:style-name="P2">Llama <text:span text:style-name="T8">3 </text:span><text:s/><text:span text:style-name="T9">8</text:span>B : <text:span text:style-name="T1"><text:s/></text:span><text:span text:style-name="T3">4096 <text:s text:c="13"/>x <text:s text:c="7"/>1</text:span><text:span text:style-name="T9">4336</text:span></text:p>
      <text:p text:style-name="P2"/>
      <text:p text:style-name="P5">15 cases consisting of <text:span text:style-name="T10">latency/clock_cy</text:span><text:span text:style-name="T11">cles</text:span></text:p>
      <text:p text:style-name="P2"><text:s/></text:p>
      <text:p text:style-name="P6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6:34:51.957620793</meta:creation-date>
    <dc:date>2025-08-27T23:10:27.562357876</dc:date>
    <meta:editing-duration>PT6H26M24S</meta:editing-duration>
    <meta:editing-cycles>13</meta:editing-cycles>
    <meta:generator>LibreOffice/24.8.7.2$Linux_X86_64 LibreOffice_project/480$Build-2</meta:generator>
    <meta:document-statistic meta:table-count="0" meta:image-count="0" meta:object-count="0" meta:page-count="1" meta:paragraph-count="13" meta:word-count="55" meta:character-count="434" meta:non-whitespace-character-count="307"/>
  </office:meta>
</office:document-meta>
</file>